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20d983" officeooo:paragraph-rsid="0020d983"/>
    </style:style>
    <style:style style:name="P2" style:family="paragraph" style:parent-style-name="Table_20_Contents">
      <style:text-properties officeooo:rsid="00213506" officeooo:paragraph-rsid="00213506"/>
    </style:style>
    <style:style style:name="P3" style:family="paragraph" style:parent-style-name="Table_20_Contents">
      <style:text-properties officeooo:rsid="00215222" officeooo:paragraph-rsid="00215222"/>
    </style:style>
    <style:style style:name="P4" style:family="paragraph" style:parent-style-name="Table_20_Contents">
      <style:text-properties officeooo:rsid="00229692" officeooo:paragraph-rsid="00229692"/>
    </style:style>
    <style:style style:name="P5" style:family="paragraph" style:parent-style-name="Table_20_Contents">
      <style:text-properties officeooo:rsid="00246b3e" officeooo:paragraph-rsid="00246b3e"/>
    </style:style>
    <style:style style:name="P6" style:family="paragraph" style:parent-style-name="Table_20_Contents">
      <style:text-properties officeooo:rsid="0024ba70" officeooo:paragraph-rsid="0024ba70"/>
    </style:style>
    <style:style style:name="P7" style:family="paragraph" style:parent-style-name="Table_20_Contents">
      <style:text-properties officeooo:rsid="00267aaf" officeooo:paragraph-rsid="00267aaf"/>
    </style:style>
    <style:style style:name="P8" style:family="paragraph" style:parent-style-name="Table_20_Contents">
      <style:text-properties officeooo:rsid="002992d6" officeooo:paragraph-rsid="002992d6"/>
    </style:style>
    <style:style style:name="P9" style:family="paragraph" style:parent-style-name="Table_20_Contents">
      <style:text-properties officeooo:rsid="002af140" officeooo:paragraph-rsid="002af140"/>
    </style:style>
    <style:style style:name="P10" style:family="paragraph" style:parent-style-name="Table_20_Contents">
      <style:text-properties officeooo:rsid="002af140" officeooo:paragraph-rsid="002d2425"/>
    </style:style>
    <style:style style:name="P11" style:family="paragraph" style:parent-style-name="Table_20_Contents">
      <style:text-properties officeooo:rsid="00317c4f" officeooo:paragraph-rsid="00317c4f"/>
    </style:style>
    <style:style style:name="P12" style:family="paragraph" style:parent-style-name="Table_20_Contents">
      <style:text-properties officeooo:rsid="0031f5c6" officeooo:paragraph-rsid="0031f5c6"/>
    </style:style>
    <style:style style:name="P13" style:family="paragraph" style:parent-style-name="Table_20_Contents">
      <style:text-properties officeooo:rsid="003356be" officeooo:paragraph-rsid="003356be"/>
    </style:style>
    <style:style style:name="P14" style:family="paragraph" style:parent-style-name="Table_20_Contents">
      <style:text-properties officeooo:rsid="00354188" officeooo:paragraph-rsid="00354188"/>
    </style:style>
    <style:style style:name="T1" style:family="text">
      <style:text-properties officeooo:rsid="002992d6"/>
    </style:style>
    <style:style style:name="T2" style:family="text">
      <style:text-properties officeooo:rsid="002c3c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ultiple Access Protocols in Computer Network</text:h>
      <table:table table:name="Table1" table:style-name="Table1">
        <table:table-column table:style-name="Table1.A" table:number-columns-repeated="2"/>
        <table:table-row table:style-name="TableLine94639490362368">
          <table:table-cell table:style-name="Table1.A1" office:value-type="string">
            <text:p text:style-name="P1">Data link layer is recponcible for cummunication between two nodes</text:p>
          </table:table-cell>
          <table:table-cell table:style-name="Table1.A1" office:value-type="string">
            <text:p text:style-name="Table_20_Contents">If there is a dedicated link between the sender and the receiver then data link control layer is sufficient</text:p>
          </table:table-cell>
        </table:table-row>
        <table:table-row table:style-name="TableLine94639490362368">
          <table:table-cell table:style-name="Table1.A1" office:value-type="string">
            <text:p text:style-name="P2">Main Function are:</text:p>
            <text:p text:style-name="P2"/>
            <text:p text:style-name="P2">data link control</text:p>
            <text:p text:style-name="P2">multiple access control</text:p>
          </table:table-cell>
          <table:table-cell table:style-name="Table1.A1" office:value-type="string">
            <text:p text:style-name="P3">Data link control is <text:s/>recponcible for reliable transmission message over transmission channel</text:p>
            <text:p text:style-name="P3"/>
            <text:p text:style-name="P3">using tecknique like framing</text:p>
            <text:p text:style-name="P3">error control and flow control</text:p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Multiple access control </text:p>
            <text:p text:style-name="P4"/>
            <text:p text:style-name="P5">when multiple <text:s/>station can access transmission channel simulatnineus </text:p>
            <text:p text:style-name="P5"/>
            <text:p text:style-name="P5">multiple access control is required for reduce collision </text:p>
          </table:table-cell>
        </table:table-row>
        <table:table-row table:style-name="TableLine94639490362368">
          <table:table-cell table:style-name="Table1.A1" office:value-type="string">
            <text:p text:style-name="P5">Multiple access protocol:</text:p>
            <text:p text:style-name="P5"/>
            <text:p text:style-name="P5">random access protocoles</text:p>
            <text:p text:style-name="P5"/>
            <text:p text:style-name="P5">aloha </text:p>
            <text:p text:style-name="P5">casma</text:p>
            <text:p text:style-name="P5">aloha pure</text:p>
            <text:p text:style-name="P5">csma cd</text:p>
            <text:p text:style-name="P5">csma CA</text:p>
            <text:p text:style-name="P5"/>
            <text:p text:style-name="P5"/>
            <text:p text:style-name="P5">controlled acces protocoles</text:p>
            <text:p text:style-name="P5"/>
            <text:p text:style-name="P6">reservation</text:p>
            <text:p text:style-name="P6">token</text:p>
            <text:p text:style-name="P6">polling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  <text:p text:style-name="Table_20_Contents"/>
            <text:p text:style-name="Table_20_Contents"/>
            <text:p text:style-name="P7">random access protocole</text:p>
            <text:p text:style-name="P7"/>
            <text:p text:style-name="P7"/>
            <text:p text:style-name="P7">all the station have the same preority</text:p>
            <text:p text:style-name="P7"/>
            <text:p text:style-name="P7"/>
            <text:p text:style-name="P7">anny station can send data depending on the medium state inactive or occupied</text:p>
            <text:p text:style-name="P7"/>
            <text:p text:style-name="P7"/>
            <text:p text:style-name="P8">it has two features</text:p>
            <text:p text:style-name="P8"/>
            <text:p text:style-name="P8">1- there is no fixed time for sending data</text:p>
            <text:p text:style-name="P8"><text:soft-page-break/>2- there is no fixed sequence of station sending data</text:p>
          </table:table-cell>
          <table:table-cell table:style-name="Table1.A1" office:value-type="string">
            <text:p text:style-name="Table_20_Contents"><text:s/><text:span text:style-name="T1">Random access protocole</text:span></text:p>
            <text:p text:style-name="P8">all station have the same preiority</text:p>
            <text:p text:style-name="P8"/>
            <text:p text:style-name="P8">all sation can send or recive data depending of medium inactive or occupied</text:p>
            <text:p text:style-name="P8"/>
            <text:p text:style-name="P8"/>
            <text:p text:style-name="P8">it has two features:</text:p>
            <text:p text:style-name="P8">there is no fixed time for sending data</text:p>
            <text:p text:style-name="P8"/>
            <text:p text:style-name="P8">there is no fixed sequence of station sending data</text:p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0">Aloha <text:span text:style-name="T2">it was designed for wireless LAN</text:span></text:p>
            <text:p text:style-name="P9"/>
            <text:p text:style-name="P9"/>
            <text:p text:style-name="P9">Aloha Pure </text:p>
            <text:p text:style-name="P9"/>
            <text:p text:style-name="P11">when station send data it will wait for ACK </text:p>
            <text:p text:style-name="P11">if Ack does not com it will wait for random time</text:p>
            <text:p text:style-name="P11">it call back off time and then re send data again,</text:p>
            <text:p text:style-name="P12">since diferent station wait for different random time the probability of collision decrease</text:p>
            <text:p text:style-name="P9"/>
            <text:p text:style-name="P9"/>
            <text:p text:style-name="P9">Aloha Slotted</text:p>
            <text:p text:style-name="P13">its simmilair of aloha pure excepte we divide time into slots and the sending of data is allowed only in the beginning of this slots,</text:p>
            <text:p text:style-name="P14">if station misse slots it wait for the next one</text:p>
            <text:p text:style-name="P13"/>
            <text:p text:style-name="P14">this reduce the propability of collision</text:p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639490362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5:45:49.414134336</meta:creation-date>
    <dc:date>2022-01-11T16:24:48.671613994</dc:date>
    <meta:editing-duration>PT38M48S</meta:editing-duration>
    <meta:editing-cycles>23</meta:editing-cycles>
    <meta:generator>LibreOffice/6.4.7.2$Linux_X86_64 LibreOffice_project/40$Build-2</meta:generator>
    <meta:document-statistic meta:table-count="1" meta:image-count="0" meta:object-count="0" meta:page-count="2" meta:paragraph-count="45" meta:word-count="289" meta:character-count="1721" meta:non-whitespace-character-count="1468"/>
  </office:meta>
</office:document-meta>
</file>